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3 (Homework 4)</text:p>
      <text:p text:style-name="P1"/>
      <text:p text:style-name="P1">Solutions for Question 1:</text:p>
      <text:p text:style-name="P1"/>
      <text:list xml:id="list20315532641" text:style-name="LS1">
        <text:list-item>
          <text:p text:style-name="P4">cat /proc/sys/kernel/pid_max or sysctl kernel.pid_max <text:line-break/></text:p>
        </text:list-item>
        <text:list-item>
          <text:p text:style-name="P4">ulimit -u<text:line-break/></text:p>
        </text:list-item>
        <text:list-item>
          <text:p text:style-name="P4">cat /proc/1/limits | grep processes<text:line-break/></text:p>
        </text:list-item>
        <text:list-item>
          <text:p text:style-name="P4">CodeA1_4.c<text:line-break/>It makes use of getrlimit() system call which gets resource limit.<text:line-break/></text:p>
        </text:list-item>
        <text:list-item>
          <text:p text:style-name="P4">Code A1_5.c<text:line-break/>It makes use of sysconf(_SC_CHILD_MAX) which tells us the max number of simultaneous processes per user ID.<text:line-break/></text:p>
        </text:list-item>
        <text:list-item>
          <text:p text:style-name="P4">Code A1_6.c<text:line-break/>It is a pseudo fork bomb.It keeps creating child processes until it gets an error.Also, all child processes wait for the parent to finish before themselves finishing.</text:p>
        </text:list-item>
      </text:list>
      <text:p text:style-name="P1"/>
      <text:p text:style-name="P1">Solutions for Question 2:</text:p>
      <text:p text:style-name="P2"/>
      <text:list xml:id="list2082360360" text:style-name="LS2">
        <text:list-item>
          <text:p text:style-name="P5">A2.c<text:line-break/>Counting the total involuntary context switches divided by total time taken by the process gives us approximate time sl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vg </dc:creator>
    <meta:editing-cycles>4</meta:editing-cycles>
    <dc:date>2014-09-30T19:55:01</dc:date>
    <meta:editing-duration>PT12S</meta:editing-duration>
    <meta:document-statistic meta:table-count="0" meta:image-count="0" meta:object-count="0" meta:page-count="1" meta:paragraph-count="10" meta:word-count="111" meta:character-count="693" meta:non-whitespace-character-count="593"/>
  </office:meta>
</office:document-meta>
</file>